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5248" calcext:value-type="float">
            <text:p>61.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7712" calcext:value-type="float">
            <text:p>60.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4936" calcext:value-type="float">
            <text:p>59.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696" calcext:value-type="float">
            <text:p>59.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024" calcext:value-type="float">
            <text:p>59.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64" calcext:value-type="float">
            <text:p>58.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3496" calcext:value-type="float">
            <text:p>58.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5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744" calcext:value-type="float">
            <text:p>59.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3976" calcext:value-type="float">
            <text:p>59.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0824" calcext:value-type="float">
            <text:p>58.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8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5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62592" calcext:value-type="float">
            <text:p>60.3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92744" calcext:value-type="float">
            <text:p>59.2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406" calcext:value-type="float">
            <text:p>58.1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98512" calcext:value-type="float">
            <text:p>58.19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4232" calcext:value-type="float">
            <text:p>58.24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90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92288" calcext:value-type="float">
            <text:p>58.6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8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78928" calcext:value-type="float">
            <text:p>58.4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8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8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26984" calcext:value-type="float">
            <text:p>58.9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8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2496" calcext:value-type="float">
            <text:p>58.8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7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7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2264" calcext:value-type="float">
            <text:p>59.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38592" calcext:value-type="float">
            <text:p>58.8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1404</text:p>
          </table:table-cell>
          <table:table-cell office:value-type="string" calcext:value-type="string">
            <text:p>TWDB:1211404</text:p>
          </table:table-cell>
          <table:table-cell office:value-type="string" calcext:value-type="string">
            <text:p>197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